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draw:fill="solid" draw:fill-color="#999999" loext:fill-use-slide-background="false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7cm" svg:height="1.46cm" draw:transform="rotate (-0.386066830541146) translate (5.16832663216999cm 1.358241976327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6) rotate (-2.15652882376419) translate (6.225873638209cm 1.545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5.43847251996399cm 2.319024110951cm)" svg:viewBox="0 0 836 551" svg:d="M434 549c171-16 339-143 390-251 50-108-64-201-193-254-131-52-269-66-432 3s-262 183-153 322c109 138 218 195 388 180z">
          <text:p/>
        </draw:path>
        <draw:path draw:style-name="gr2" draw:text-style-name="P1" draw:layer="layout" svg:width="0.952cm" svg:height="1.77cm" draw:transform="skewX (0.000872664625997165) rotate (-1.55194677087336) translate (4.401192229922cm 7.2937188182276cm)" svg:viewBox="0 0 953 1771" svg:d="M953 1671c-83-404-152-1075-140-1346-6-137-813-442-812-278-14 435 89 1254 165 1591 44 184 797 160 787 33z">
          <text:p/>
        </draw:path>
        <draw:path draw:style-name="gr2" draw:text-style-name="P1" draw:layer="layout" svg:width="0.902cm" svg:height="0.661cm" draw:transform="skewX (0.00122173047639598) rotate (-2.1556561591382) translate (3.335790651928cm 7.616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2cm" svg:height="1.77cm" draw:transform="skewX (0.000872664625997162) rotate (-1.55194677087336) translate (7.339192229922cm 6.9357188182276cm)" svg:viewBox="0 0 953 1771" svg:d="M953 1671c-83-404-152-1075-140-1346-6-137-813-442-812-278-14 435 89 1254 165 1591 44 184 797 160 787 33z">
          <text:p/>
        </draw:path>
        <draw:path draw:style-name="gr3" draw:text-style-name="P1" draw:layer="layout" svg:width="5.002cm" svg:height="4.682cm" svg:x="2.5cm" svg:y="3.129cm" svg:viewBox="0 0 5003 4683" svg:d="M4351 1943c-183-751-1170-1316-2069-1182s-1584 512-1665 1349 551 998 1008 1173 475 775 432 1099-697 259-710 109 231-431-243-504-1183-571-1097-1775 1132-2067 2496-2198c1362-131 2441 670 2497 1810s-609 1567-1092 1784-283 329-257 516-619 914-704 346 183-1192 636-1392 951-384 768-1135z">
          <text:p/>
        </draw:path>
        <draw:path draw:style-name="gr2" draw:text-style-name="P1" draw:layer="layout" svg:width="0.902cm" svg:height="0.66cm" draw:transform="skewX (0.00244346095279208) rotate (-2.15652882376419) translate (4.68688958045799cm 7.4524226950942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902cm" svg:height="0.661cm" draw:transform="skewX (0.00122173047639598) rotate (-2.1556561591382) translate (6.273790651928cm 7.258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cm" draw:transform="skewX (0.00244346095279209) rotate (-2.15652882376419) translate (7.62488958045799cm 7.0944226950942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6:15.752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